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463000000A4CA4A8118EF222C3E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4f9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6" style:family="graphic" style:parent-style-name="Default_5f_1">
      <style:graphic-properties svg:stroke-color="#ffffff" draw:fill="solid" draw:fill-color="#ffffff" draw:textarea-horizontal-align="justify" draw:textarea-vertical-align="middle" draw:auto-grow-height="false" fo:min-height="0.229cm" fo:min-width="1.789cm"/>
    </style:style>
    <style:style style:name="gr7" style:family="graphic" style:parent-style-name="Default_5f_1">
      <style:graphic-properties svg:stroke-color="#ffffff" draw:fill="solid" draw:fill-color="#ffffff" draw:textarea-horizontal-align="justify" draw:textarea-vertical-align="middle" draw:auto-grow-height="false" fo:min-height="0.23cm" fo:min-width="1.781cm"/>
    </style:style>
    <style:style style:name="pr1" style:family="presentation" style:parent-style-name="Default-title">
      <style:graphic-properties fo:min-height="14.572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paragraph-properties style:writing-mode="lr-tb"/>
      <style:text-properties fo:color="#ffffff" style:font-name="Purisa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style:font-name="Purisa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ffff" style:font-name="Purisa" fo:font-size="22pt" style:font-size-asian="22pt" style:font-size-complex="22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572cm" svg:x="1.4cm" svg:y="0.628cm" presentation:class="title" presentation:placeholder="true" presentation:user-transformed="true">
          <draw:text-box/>
        </draw:frame>
        <draw:frame draw:style-name="gr1" draw:text-style-name="P2" draw:layer="layout" svg:width="27.25cm" svg:height="3.996cm" svg:x="0.2cm" svg:y="1.434cm">
          <draw:image xlink:href="Pictures/100002010000463000000A4CA4A8118EF222C3E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3.533cm" svg:height="2.8cm" svg:x="5.868cm" svg:y="12.5cm">
          <draw:text-box>
            <text:p text:style-name="P4"><text:span text:style-name="T1">Field </text:span></text:p>
            <text:p text:style-name="P4"><text:span text:style-name="T1">agents</text:span></text:p>
          </draw:text-box>
        </draw:frame>
        <draw:frame draw:style-name="gr4" draw:text-style-name="P7" draw:layer="layout" svg:width="5.074cm" svg:height="3.998cm" svg:x="11.201cm" svg:y="5.386cm">
          <draw:text-box>
            <text:p text:style-name="P6"><text:span text:style-name="T1">RECON </text:span></text:p>
            <text:p text:style-name="P6"><text:span text:style-name="T1">packa</text:span><text:span text:style-name="T1">ge</text:span></text:p>
            <text:p text:style-name="P6"><text:span text:style-name="T1">mainta</text:span><text:span text:style-name="T1">iners</text:span></text:p>
          </draw:text-box>
        </draw:frame>
        <draw:frame draw:style-name="gr5" draw:text-style-name="P7" draw:layer="layout" svg:width="4.845cm" svg:height="2.749cm" svg:x="17.356cm" svg:y="12.551cm">
          <draw:text-box>
            <text:p text:style-name="P6"><text:span text:style-name="T1">R</text:span></text:p>
            <text:p text:style-name="P6"><text:span text:style-name="T1">Community</text:span></text:p>
          </draw:text-box>
        </draw:frame>
        <draw:custom-shape draw:style-name="gr6" draw:text-style-name="P8" draw:layer="layout" svg:width="2.877cm" svg:height="1.403cm" draw:transform="rotate (-0.790110552377833) translate (17.598cm 9.1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8" draw:layer="layout" svg:width="2.877cm" svg:height="1.403cm" draw:transform="rotate (0.760614488019129) translate (7.201cm 10.8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8" draw:layer="layout" svg:width="2.865cm" svg:height="1.406cm" draw:transform="skewX (0.0561996019142174) rotate (-0.011519173063163) translate (12.296cm 13.7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2" draw:layer="layout" svg:width="27.25cm" svg:height="3.996cm" svg:x="0.2cm" svg:y="1.434cm">
          <draw:image xlink:href="Pictures/100002010000463000000A4CA4A8118EF222C3E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4.572cm" svg:x="1.4cm" svg:y="0.628cm" presentation:class="title" presentation:user-transformed="true">
          <draw:text-box>
            <text:p><text:span text:style-name="T2"><text:line-break/></text:span><text:span text:style-name="T2">tasks.</text:span><text:span text:style-name="T2">repid</text:span><text:span text:style-name="T2">emics</text:span><text:span text:style-name="T2">conso</text:span><text:span text:style-name="T2">rtium.</text:span><text:span text:style-name="T2">org</text:span><text:span text:style-name="T2"><text:line-break/></text:span><text:span text:style-name="T2"/></text:p>
          </draw:text-box>
        </draw:frame>
        <draw:frame draw:style-name="gr1" draw:text-style-name="P2" draw:layer="layout" svg:width="27.25cm" svg:height="3.996cm" svg:x="0.2cm" svg:y="1.434cm">
          <draw:image xlink:href="Pictures/100002010000463000000A4CA4A8118EF222C3E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10-02T12:11:07.812989214</meta:creation-date>
    <dc:date>2020-10-02T12:40:13.763710200</dc:date>
    <dc:creator>Matthieu Rolland</dc:creator>
    <meta:editing-duration>PT6M8S</meta:editing-duration>
    <meta:editing-cycles>3</meta:editing-cycles>
    <meta:generator>LibreOffice/6.4.5.2$Linux_X86_64 LibreOffice_project/40$Build-2</meta:generator>
    <meta:document-statistic meta:object-count="38"/>
  </office:meta>
</office:document-meta>
</file>